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81d41a" draw:shadow="hidden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81d41a" fo:padding-top="0.138cm" fo:padding-bottom="0.138cm" fo:padding-left="0.263cm" fo:padding-right="0.263cm" loext:decorative="false"/>
    </style:style>
    <style:style style:name="gr5" style:family="graphic" style:parent-style-name="standard">
      <style:graphic-properties draw:stroke="none" draw:fill="solid" draw:fill-color="#81d41a" draw:textarea-vertical-align="middle" fo:min-height="5.18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c000" draw:shadow="hidden" loext:decorative="false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draw:stroke="none" draw:fill="none" draw:textarea-vertical-align="middle" fo:min-height="2.25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3636ea" draw:shadow="hidden" loext:decorative="false"/>
    </style:style>
    <style:style style:name="gr10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3636ea" fo:padding-top="0.138cm" fo:padding-bottom="0.138cm" fo:padding-left="0.263cm" fo:padding-right="0.263cm" loext:decorative="false"/>
    </style:style>
    <style:style style:name="gr11" style:family="graphic" style:parent-style-name="standard">
      <style:graphic-properties draw:stroke="none" draw:fill="solid" draw:fill-color="#3636ea" draw:textarea-vertical-align="middle" fo:min-height="2.258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bf0041" draw:shadow="hidden" loext:decorative="false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bf0041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none" draw:fill="solid" draw:fill-color="#bf0041" draw:textarea-vertical-align="middle" fo:min-height="2.258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729fcf" draw:shadow="hidden" loext:decorative="false"/>
    </style:style>
    <style:style style:name="gr16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729fcf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none" draw:fill="solid" draw:fill-color="#729fcf" draw:textarea-vertical-align="middle" fo:min-height="2.258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81d41a" draw:textarea-vertical-align="middle" fo:min-height="2.258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cccccc" draw:shadow="hidden" loext:decorative="false"/>
    </style:style>
    <style:style style:name="gr20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cccccc" fo:padding-top="0.138cm" fo:padding-bottom="0.138cm" fo:padding-left="0.263cm" fo:padding-right="0.263cm" loext:decorative="false"/>
    </style:style>
    <style:style style:name="gr21" style:family="graphic" style:parent-style-name="standard">
      <style:graphic-properties draw:stroke="none" draw:fill="solid" draw:fill-color="#cccccc" draw:textarea-vertical-align="middle" fo:min-height="2.258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start="Arrowheads_20_15" draw:marker-start-width="0.3cm" draw:marker-end="Arrowheads_20_16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start="Arrowheads_20_21" draw:marker-start-width="0.3cm" draw:marker-end="Arrowheads_20_2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start="Arrowheads_20_23" draw:marker-start-width="0.3cm" draw:marker-end="Arrowheads_20_2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P1" style:family="paragraph">
      <loext:graphic-properties draw:fill="solid" draw:fill-color="#81d41a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81d41a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c00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3636ea"/>
    </style:style>
    <style:style style:name="P7" style:family="paragraph">
      <loext:graphic-properties draw:fill="solid" draw:fill-color="#3636ea"/>
      <style:paragraph-properties fo:margin-left="0cm" fo:margin-right="0cm" fo:margin-top="0cm" fo:margin-bottom="0cm" fo:line-height="120%" fo:text-align="center" fo:text-indent="0cm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9" style:family="paragraph">
      <loext:graphic-properties draw:fill="solid" draw:fill-color="#3636ea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10" style:family="paragraph">
      <loext:graphic-properties draw:fill="solid" draw:fill-color="#bf0041"/>
    </style:style>
    <style:style style:name="P11" style:family="paragraph">
      <loext:graphic-properties draw:fill="solid" draw:fill-color="#bf0041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12" style:family="paragraph">
      <loext:graphic-properties draw:fill="solid" draw:fill-color="#3636ea"/>
      <style:text-properties fo:color="#ffffff" loext:opacity="100%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/>
    </style:style>
    <style:style style:name="P15" style:family="paragraph">
      <loext:graphic-properties draw:fill="solid" draw:fill-color="#cccccc"/>
      <style:text-properties fo:color="#ffffff" loext:opacity="100%"/>
    </style:style>
    <style:style style:name="P16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ffffff" loext:opacity="100%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g draw:style-name="gr2">
            <draw:polygon draw:style-name="gr3" draw:text-style-name="P1" draw:layer="layout" svg:width="7.401cm" svg:height="5.47cm" svg:x="17.78cm" svg:y="15.166cm" svg:viewBox="0 0 7402 5471" draw:points="0,5471 7402,5471 7402,0 0,0">
              <text:p/>
            </draw:polygon>
            <draw:polygon draw:style-name="gr4" draw:text-style-name="P1" draw:layer="layout" svg:width="7.401cm" svg:height="5.47cm" svg:x="17.78cm" svg:y="15.166cm" svg:viewBox="0 0 7402 5471" draw:points="0,5471 7402,5471 7402,0 0,0">
              <text:p/>
            </draw:polygon>
          </draw:g>
          <draw:frame draw:style-name="gr5" draw:text-style-name="P3" draw:layer="layout" svg:width="7.401cm" svg:height="5.47cm" svg:x="17.78cm" svg:y="15.166cm">
            <draw:text-box>
              <text:p text:style-name="P2"><text:span text:style-name="T1">Microprocessor</text:span></text:p>
              <text:p text:style-name="P2"><text:span text:style-name="T1"/></text:p>
            </draw:text-box>
          </draw:frame>
        </draw:g>
        <draw:g draw:style-name="gr1">
          <draw:g draw:style-name="gr2">
            <draw:polygon draw:style-name="gr6" draw:text-style-name="P4" draw:layer="layout" svg:width="3.81cm" svg:height="2.54cm" svg:x="13.016cm" svg:y="15.239cm" svg:viewBox="0 0 3811 2541" draw:points="0,2541 3811,2541 3811,0 0,0">
              <text:p/>
            </draw:polygon>
            <draw:polygon draw:style-name="gr7" draw:text-style-name="P5" draw:layer="layout" svg:width="3.81cm" svg:height="2.54cm" svg:x="13.016cm" svg:y="15.239cm" svg:viewBox="0 0 3811 2541" draw:points="0,2541 3811,2541 3811,0 0,0">
              <text:p/>
            </draw:polygon>
          </draw:g>
          <draw:frame draw:style-name="gr8" draw:text-style-name="P5" draw:layer="layout" svg:width="3.81cm" svg:height="2.54cm" svg:x="13.016cm" svg:y="15.239cm">
            <draw:text-box>
              <text:p text:style-name="P2"><text:span text:style-name="T1">Power Supply (battery)</text:span></text:p>
            </draw:text-box>
          </draw:frame>
        </draw:g>
        <draw:g draw:style-name="gr1">
          <draw:g draw:style-name="gr2">
            <draw:polygon draw:style-name="gr9" draw:text-style-name="P6" draw:layer="layout" svg:width="3.81cm" svg:height="2.54cm" svg:x="22.541cm" svg:y="21.59cm" svg:viewBox="0 0 3811 2541" draw:points="0,2541 3811,2541 3811,0 0,0">
              <text:p/>
            </draw:polygon>
            <draw:polygon draw:style-name="gr10" draw:text-style-name="P6" draw:layer="layout" svg:width="3.81cm" svg:height="2.54cm" svg:x="22.541cm" svg:y="21.59cm" svg:viewBox="0 0 3811 2541" draw:points="0,2541 3811,2541 3811,0 0,0">
              <text:p/>
            </draw:polygon>
          </draw:g>
          <draw:frame draw:style-name="gr11" draw:text-style-name="P7" draw:layer="layout" svg:width="3.81cm" svg:height="2.54cm" svg:x="22.541cm" svg:y="21.59cm">
            <draw:text-box>
              <text:p text:style-name="P2"><text:span text:style-name="T2">Microphone</text:span></text:p>
              <text:p text:style-name="P2"><text:span text:style-name="T1"/></text:p>
            </draw:text-box>
          </draw:frame>
        </draw:g>
        <draw:g draw:style-name="gr1">
          <draw:g draw:style-name="gr2">
            <draw:polygon draw:style-name="gr9" draw:text-style-name="P6" draw:layer="layout" svg:width="3.81cm" svg:height="2.54cm" svg:x="17.779cm" svg:y="5.715cm" svg:viewBox="0 0 3811 2541" draw:points="0,2541 3811,2541 3811,0 0,0">
              <text:p/>
            </draw:polygon>
            <draw:polygon draw:style-name="gr10" draw:text-style-name="P6" draw:layer="layout" svg:width="3.81cm" svg:height="2.54cm" svg:x="17.779cm" svg:y="5.715cm" svg:viewBox="0 0 3811 2541" draw:points="0,2541 3811,2541 3811,0 0,0">
              <text:p/>
            </draw:polygon>
          </draw:g>
          <draw:frame draw:style-name="gr11" draw:text-style-name="P9" draw:layer="layout" svg:width="3.81cm" svg:height="2.54cm" svg:x="17.779cm" svg:y="5.715cm">
            <draw:text-box>
              <text:p text:style-name="P8"><text:span text:style-name="T2">Speaker</text:span></text:p>
            </draw:text-box>
          </draw:frame>
        </draw:g>
        <draw:g draw:style-name="gr1">
          <draw:g draw:style-name="gr2">
            <draw:polygon draw:style-name="gr12" draw:text-style-name="P10" draw:layer="layout" svg:width="3.81cm" svg:height="2.54cm" svg:x="26.034cm" svg:y="15.24cm" svg:viewBox="0 0 3811 2541" draw:points="0,2541 3811,2541 3811,0 0,0">
              <text:p/>
            </draw:polygon>
            <draw:polygon draw:style-name="gr13" draw:text-style-name="P10" draw:layer="layout" svg:width="3.81cm" svg:height="2.54cm" svg:x="26.034cm" svg:y="15.24cm" svg:viewBox="0 0 3811 2541" draw:points="0,2541 3811,2541 3811,0 0,0">
              <text:p/>
            </draw:polygon>
          </draw:g>
          <draw:frame draw:style-name="gr14" draw:text-style-name="P11" draw:layer="layout" svg:width="3.81cm" svg:height="2.54cm" svg:x="26.034cm" svg:y="15.24cm">
            <draw:text-box>
              <text:p text:style-name="P8"><text:span text:style-name="T2">LCD screen</text:span></text:p>
            </draw:text-box>
          </draw:frame>
        </draw:g>
        <draw:g draw:style-name="gr1">
          <draw:g draw:style-name="gr2">
            <draw:polygon draw:style-name="gr12" draw:text-style-name="P10" draw:layer="layout" svg:width="3.81cm" svg:height="2.54cm" svg:x="26.669cm" svg:y="18.414cm" svg:viewBox="0 0 3811 2541" draw:points="0,2541 3811,2541 3811,0 0,0">
              <text:p/>
            </draw:polygon>
            <draw:polygon draw:style-name="gr13" draw:text-style-name="P10" draw:layer="layout" svg:width="3.81cm" svg:height="2.54cm" svg:x="26.669cm" svg:y="18.414cm" svg:viewBox="0 0 3811 2541" draw:points="0,2541 3811,2541 3811,0 0,0">
              <text:p/>
            </draw:polygon>
          </draw:g>
          <draw:frame draw:style-name="gr14" draw:text-style-name="P11" draw:layer="layout" svg:width="3.81cm" svg:height="2.54cm" svg:x="26.669cm" svg:y="18.414cm">
            <draw:text-box>
              <text:p text:style-name="P8"><text:span text:style-name="T2">Knob/Button array</text:span></text:p>
            </draw:text-box>
          </draw:frame>
        </draw:g>
        <draw:g draw:style-name="gr1" xml:id="id2" draw:id="id2">
          <draw:g draw:style-name="gr2">
            <draw:polygon draw:style-name="gr9" draw:text-style-name="P12" draw:layer="layout" svg:width="3.81cm" svg:height="2.54cm" svg:x="17.78cm" svg:y="21.907cm" svg:viewBox="0 0 3811 2541" draw:points="0,2541 3811,2541 3811,0 0,0">
              <text:p/>
            </draw:polygon>
            <draw:polygon draw:style-name="gr10" draw:text-style-name="P12" draw:layer="layout" svg:width="3.81cm" svg:height="2.54cm" svg:x="17.78cm" svg:y="21.907cm" svg:viewBox="0 0 3811 2541" draw:points="0,2541 3811,2541 3811,0 0,0">
              <text:p/>
            </draw:polygon>
          </draw:g>
          <draw:frame draw:style-name="gr11" draw:text-style-name="P9" draw:layer="layout" svg:width="3.81cm" svg:height="2.54cm" svg:x="17.78cm" svg:y="21.907cm">
            <draw:text-box>
              <text:p text:style-name="P8"><text:span text:style-name="T2">XCVR</text:span></text:p>
            </draw:text-box>
          </draw:frame>
        </draw:g>
        <draw:g draw:style-name="gr1" xml:id="id3" draw:id="id3">
          <draw:g draw:style-name="gr2">
            <draw:polygon draw:style-name="gr15" draw:text-style-name="P13" draw:layer="layout" svg:width="3.81cm" svg:height="2.54cm" svg:x="17.78cm" svg:y="26.034cm" svg:viewBox="0 0 3811 2541" draw:points="0,2541 3811,2541 3811,0 0,0">
              <text:p/>
            </draw:polygon>
            <draw:polygon draw:style-name="gr16" draw:text-style-name="P13" draw:layer="layout" svg:width="3.81cm" svg:height="2.54cm" svg:x="17.78cm" svg:y="26.034cm" svg:viewBox="0 0 3811 2541" draw:points="0,2541 3811,2541 3811,0 0,0">
              <text:p/>
            </draw:polygon>
          </draw:g>
          <draw:frame draw:style-name="gr17" draw:text-style-name="P14" draw:layer="layout" svg:width="3.81cm" svg:height="2.54cm" svg:x="17.78cm" svg:y="26.034cm">
            <draw:text-box>
              <text:p text:style-name="P2"><text:span text:style-name="T1">Antenna</text:span></text:p>
            </draw:text-box>
          </draw:frame>
        </draw:g>
        <draw:g draw:style-name="gr1">
          <draw:g draw:style-name="gr2">
            <draw:polygon draw:style-name="gr3" draw:text-style-name="P1" draw:layer="layout" svg:width="3.81cm" svg:height="2.54cm" svg:x="17.78cm" svg:y="12.064cm" svg:viewBox="0 0 3811 2541" draw:points="0,2541 3811,2541 3811,0 0,0">
              <text:p/>
            </draw:polygon>
            <draw:polygon draw:style-name="gr4" draw:text-style-name="P1" draw:layer="layout" svg:width="3.81cm" svg:height="2.54cm" svg:x="17.78cm" svg:y="12.064cm" svg:viewBox="0 0 3811 2541" draw:points="0,2541 3811,2541 3811,0 0,0">
              <text:p/>
            </draw:polygon>
          </draw:g>
          <draw:frame draw:style-name="gr18" draw:text-style-name="P3" draw:layer="layout" svg:width="3.81cm" svg:height="2.54cm" svg:x="17.78cm" svg:y="12.064cm">
            <draw:text-box>
              <text:p text:style-name="P2"><text:span text:style-name="T1">DAC </text:span></text:p>
              <text:p text:style-name="P2"><text:span text:style-name="T1"/></text:p>
            </draw:text-box>
          </draw:frame>
        </draw:g>
        <draw:g draw:style-name="gr1" xml:id="id1" draw:id="id1">
          <draw:g draw:style-name="gr2">
            <draw:polygon draw:style-name="gr19" draw:text-style-name="P15" draw:layer="layout" svg:width="3.81cm" svg:height="2.54cm" svg:x="17.78cm" svg:y="8.889cm" svg:viewBox="0 0 3811 2541" draw:points="0,2541 3811,2541 3811,0 0,0">
              <text:p/>
            </draw:polygon>
            <draw:polygon draw:style-name="gr20" draw:text-style-name="P15" draw:layer="layout" svg:width="3.81cm" svg:height="2.54cm" svg:x="17.78cm" svg:y="8.889cm" svg:viewBox="0 0 3811 2541" draw:points="0,2541 3811,2541 3811,0 0,0">
              <text:p/>
            </draw:polygon>
          </draw:g>
          <draw:frame draw:style-name="gr21" draw:text-style-name="P16" draw:layer="layout" svg:width="3.81cm" svg:height="2.54cm" svg:x="17.78cm" svg:y="8.889cm">
            <draw:text-box>
              <text:p text:style-name="P8"><text:span text:style-name="T1">Audio Amplifier </text:span></text:p>
              <text:p text:style-name="P8"><text:span text:style-name="T1"/></text:p>
            </draw:text-box>
          </draw:frame>
        </draw:g>
        <draw:connector draw:style-name="gr22" draw:text-style-name="P17" draw:layer="layout" draw:line-skew="-1.355cm" svg:x1="14.652cm" svg:y1="15.099cm" svg:x2="17.78cm" svg:y2="10.159cm" draw:end-shape="id1" draw:end-glue-point="3" svg:d="M14652 15099h-47v-4940h3175" svg:viewBox="0 0 3176 4941">
          <text:p/>
        </draw:connector>
        <draw:line draw:style-name="gr23" draw:text-style-name="P17" draw:layer="layout" svg:x1="16.827cm" svg:y1="16.51cm" svg:x2="17.78cm" svg:y2="16.51cm">
          <text:p/>
        </draw:line>
        <draw:line draw:style-name="gr24" draw:text-style-name="P17" draw:layer="layout" svg:x1="19.685cm" svg:y1="15.24cm" svg:x2="19.685cm" svg:y2="14.605cm">
          <text:p/>
        </draw:line>
        <draw:line draw:style-name="gr25" draw:text-style-name="P17" draw:layer="layout" svg:x1="19.685cm" svg:y1="12.065cm" svg:x2="19.685cm" svg:y2="11.43cm">
          <text:p/>
        </draw:line>
        <draw:line draw:style-name="gr26" draw:text-style-name="P17" draw:layer="layout" svg:x1="19.685cm" svg:y1="8.89cm" svg:x2="19.685cm" svg:y2="8.255cm">
          <text:p/>
        </draw:line>
        <draw:line draw:style-name="gr27" draw:text-style-name="P17" draw:layer="layout" svg:x1="25.082cm" svg:y1="16.51cm" svg:x2="26.035cm" svg:y2="16.51cm">
          <text:p/>
        </draw:line>
        <draw:connector draw:style-name="gr28" draw:text-style-name="P17" draw:layer="layout" draw:type="lines" svg:x1="19.685cm" svg:y1="24.448cm" svg:x2="19.685cm" svg:y2="26.034cm" draw:start-shape="id2" draw:start-glue-point="2" draw:end-shape="id3" draw:end-glue-point="0" svg:d="M19685 24448v513 559 514" svg:viewBox="0 0 1 1587">
          <text:p/>
        </draw:connector>
        <draw:connector draw:style-name="gr29" draw:text-style-name="P17" draw:layer="layout" draw:type="lines" svg:x1="26.723cm" svg:y1="19.668cm" svg:x2="25.277cm" svg:y2="19.615cm" svg:d="M26723 19668l-1446-53" svg:viewBox="0 0 1447 54">
          <text:p/>
        </draw:connector>
        <draw:connector draw:style-name="gr30" draw:text-style-name="P17" draw:layer="layout" draw:type="lines" svg:x1="19.632cm" svg:y1="20.761cm" svg:x2="19.685cm" svg:y2="21.907cm" draw:end-shape="id2" svg:d="M19632 20761l53 633v513" svg:viewBox="0 0 54 1147">
          <text:p/>
        </draw:connector>
        <draw:line draw:style-name="gr31" draw:text-style-name="P17" draw:layer="layout" svg:x1="24.13cm" svg:y1="21.59cm" svg:x2="24.13cm" svg:y2="20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26T17:52:59.242000000</dc:date>
    <dc:language>en-US</dc:language>
    <meta:creation-date>2017-08-07T09:31:00Z</meta:creation-date>
    <meta:generator>LibreOffice/24.8.0.3$Windows_X86_64 LibreOffice_project/0bdf1299c94fe897b119f97f3c613e9dca6be583</meta:generator>
    <meta:editing-duration>PT10M44S</meta:editing-duration>
    <meta:editing-cycles>5</meta:editing-cycles>
    <meta:document-statistic meta:object-count="60"/>
  </office:meta>
</office:document-meta>
</file>